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d26" officeooo:paragraph-rsid="00146d26"/>
    </style:style>
    <style:style style:name="P2" style:family="paragraph" style:parent-style-name="Standard">
      <style:text-properties style:text-underline-style="solid" style:text-underline-width="auto" style:text-underline-color="font-color" officeooo:rsid="00146d26" officeooo:paragraph-rsid="00146d2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6d26" officeooo:paragraph-rsid="00146d2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6</text:p>
      <text:p text:style-name="P1">Output iteration 211</text:p>
      <text:p text:style-name="P1">Experiment done</text:p>
      <text:p text:style-name="P1">Minimum (Best case), maximum (Worst case) and average case</text:p>
      <text:p text:style-name="P1"></text:p>
      <text:p text:style-name="P1"><text:span text:style-name="T3">Binary Search Tree (BST)</text:span></text:p>
      <text:p text:style-name="P1"><text:span text:style-name="T2">Cases: Search ()</text:span></text:p>
      <text:p text:style-name="P1">Best case</text:p>
      <text:p text:style-name="P1">1</text:p>
      <text:p text:style-name="P1">Worst case</text:p>
      <text:p text:style-name="P1">210</text:p>
      <text:p text:style-name="P1">Average case</text:p>
      <text:p text:style-name="P1">44.4</text:p>
      <text:p text:style-name="P2">Cases: Insert ()</text:p>
      <text:p text:style-name="P1">Best case</text:p>
      <text:p text:style-name="P1">0</text:p>
      <text:p text:style-name="P1">Worst case</text:p>
      <text:p text:style-name="P1">20721</text:p>
      <text:p text:style-name="P1">Average case</text:p>
      <text:p text:style-name="P1">8294.85</text:p>
      <text:p text:style-name="P3"/>
      <text:p text:style-name="P1"><text:span text:style-name="T3">AVL Tree</text:span></text:p>
      <text:p text:style-name="P2">Cases: Search ()</text:p>
      <text:p text:style-name="P1">Best case</text:p>
      <text:p text:style-name="P1">1</text:p>
      <text:p text:style-name="P1">Worst case</text:p>
      <text:p text:style-name="P1">210</text:p>
      <text:p text:style-name="P1">Average case</text:p>
      <text:p text:style-name="P1">44.4</text:p>
      <text:p text:style-name="P2">Cases: Insert ()</text:p>
      <text:p text:style-name="P1">Best case</text:p>
      <text:p text:style-name="P1">0</text:p>
      <text:p text:style-name="P1">Worst case</text:p>
      <text:p text:style-name="P1">1449</text:p>
      <text:p text:style-name="P1">Average case</text:p>
      <text:p text:style-name="P1">586.547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15:59.808356139</meta:creation-date>
    <dc:date>2018-03-26T19:31:52.695836542</dc:date>
    <meta:editing-duration>PT42S</meta:editing-duration>
    <meta:editing-cycles>1</meta:editing-cycles>
    <meta:document-statistic meta:table-count="0" meta:image-count="0" meta:object-count="0" meta:page-count="1" meta:paragraph-count="35" meta:word-count="70" meta:character-count="390" meta:non-whitespace-character-count="324"/>
    <meta:generator>LibreOffice/4.2.8.2$Linux_x86 LibreOffice_project/420m0$Build-2</meta:generator>
  </office:meta>
</office:document-meta>
</file>